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zukasz dobrych fanfików do poczytania? Potrzebujesz porad pisarskich? A może zwyczajnie chcesz z kimś pogadać? Wstąp do Klubu Konesera Polskiego Fanfika! Na naszych czatach znajdziesz coś dla siebie. </text:p>
      <text:p text:style-name="P1">Harmonogram spotkań: </text:p>
      <text:p text:style-name="P1">Piątek, 15. 09, godz. 20 - dyskusja "I'm gonna make you smile - czyli o komediowych fanfikach". </text:p>
      <text:p text:style-name="P1">Poniedziałek, 18. 09, godz. 20 - oneshoty: "Owies na tysiąc sposobów" autorstwa darkblodpony'ego i "Uśmiechnij się! Marzenia się spełniają!" autorstwa OneTwo. </text:p>
      <text:p text:style-name="P1">Środa, 20. 09, godz. 20 - oneshoty: "Kwiat paproci" i "Everyday a little death" od Cahan. </text:p>
      <text:p text:style-name="P1">Piątek, 22. 09, godz. 20 - wieczór "Klubowicze polecają" </text:p>
      <text:p text:style-name="P1">Poniedziałek, 25. 09, godz. 20 - oneshoty: "Nosflutteratu" i "Five Hundred Little Murders" w tłumaczeniu aTOMa. </text:p>
      <text:p text:style-name="P1">Środa, 27. 09, godz. 20 - oneshoty: "Z Jednego Na Drugą" w przekładzie Poulsena i "Dear Idiot"  przetłumaczone przez Kingofhillsa. </text:p>
      <text:p text:style-name="P1">Piątek, 29. 09, godz. 20 - dyskusja "Lubię te utwory, które już znam - czyli słów parę o fanfikowych klasykach" </text:p>
      <text:p text:style-name="P1">Wtorek, 03, 10, godz. 20 - "Szczęśliwy Klejnot" i "Duch Ponyville" z serii "Poszukiwacze Ścieżek" autorstwa Albericha.  </text:p>
      <text:p text:style-name="P1">Piątek, 06. 10, godz. 20 - fanfik "Czarne Słońce" autorstwa Dadudałe. </text:p>
      <text:p text:style-name="P1">Ponadto cały czas toczą się ożywione rozmowy na naszych kanałach tekstowych, nie tylko tych, gdzie piszemy o fanfikach. </text:p>
      <text:p text:style-name="P1">Zapraszamy! </text:p>
      <text:p text:style-name="P1"><text:a xlink:type="simple" xlink:href="https://discord.gg/d95YeDf" office:target-frame-name="_blank" xlink:show="new" text:style-name="Internet_20_link" text:visited-style-name="Visited_20_Internet_20_Link">Link do serwera</text:a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2S</meta:editing-duration>
    <meta:editing-cycles>3</meta:editing-cycles>
    <meta:generator>OpenOffice/4.1.1$Win32 OpenOffice.org_project/411m6$Build-9775</meta:generator>
    <dc:date>2017-09-19T19:37:07.89</dc:date>
    <meta:document-statistic meta:table-count="0" meta:image-count="0" meta:object-count="0" meta:page-count="1" meta:paragraph-count="14" meta:word-count="199" meta:character-count="1317"/>
    <dc:creator>Michał </dc:creator>
    <meta:user-defined meta:name="Info 1"/>
    <meta:user-defined meta:name="Info 2"/>
    <meta:user-defined meta:name="Info 3"/>
    <meta:user-defined meta:name="Info 4"/>
  </office:meta>
</office:document-meta>
</file>